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C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368" officeooo:paragraph-rsid="0029b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368" officeooo:paragraph-rsid="0029b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3f6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ter title information, etc.</text:p>
      <text:h text:style-name="Heading_20_1" text:outline-level="1">Section Header</text:h>
      <text:p text:style-name="Text_20_body"><text:span text:style-name="T1">1</text:span> 1st verse--nothing fancy. <text:span text:style-name="T1">2</text:span> 2nd verse with some <text:span text:style-name="T1">bolded</text:span> text. Let’s also add a span with tabs : <text:span text:style-name="T1">bold<text:tab/>with<text:tab/>tabs.</text:span></text:p>
      <text:p text:style-name="Text_20_body"><text:span text:style-name="T1">3</text:span> 3rd verse, but now 2nd paragraph.</text:p>
      <text:h text:style-name="Heading_20_1" text:outline-level="1">A 2nd Section Header</text:h>
      <text:p text:style-name="Quotations"><text:span text:style-name="T1">4</text:span> Whatever a verse as "q" is (poetry?)</text:p>
      <text:h text:style-name="Heading_20_2" text:outline-level="2">"H2" Section Header</text:h>
      <text:p text:style-name="Text_20_body"><text:span text:style-name="T2">5</text:span> Yet another verse, but the first one of a new section.</text:p>
      <table:table table:name="Tableau1" table:style-name="Tableau1" table:template-name="Academic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2">First column</text:p>
            </table:table-cell>
            <table:table-cell table:style-name="Tableau1.A1" office:value-type="string">
              <text:p text:style-name="P2">Second column</text:p>
            </table:table-cell>
            <table:table-cell table:style-name="Tableau1.A1" office:value-type="string">
              <text:p text:style-name="P2">Third column</text:p>
            </table:table-cell>
          </table:table-row>
        </table:table-header-rows>
        <table:table-row>
          <table:table-cell table:style-name="Tableau1.A2" office:value-type="string">
            <text:p text:style-name="P1">Row 1 / column 1</text:p>
          </table:table-cell>
          <table:table-cell table:style-name="Tableau1.B2" office:value-type="string">
            <text:p text:style-name="P1">Row 1 / column 2</text:p>
          </table:table-cell>
          <table:table-cell table:style-name="Tableau1.C2" office:value-type="string">
            <text:p text:style-name="P1">Row 1 / column 3</text:p>
          </table:table-cell>
        </table:table-row>
        <table:table-row>
          <table:table-cell table:style-name="Tableau1.A2" office:value-type="string">
            <text:p text:style-name="P1">Row 2 / <text:span text:style-name="T1">bolded</text:span> column 1</text:p>
          </table:table-cell>
          <table:table-cell table:style-name="Tableau1.B3" office:value-type="string">
            <text:p text:style-name="P1">Row 2 / column 2</text:p>
          </table:table-cell>
          <table:table-cell table:style-name="Tableau1.C3" office:value-type="string">
            <text:p text:style-name="P1">Row 2 / column 3</text:p>
          </table:table-cell>
        </table:table-row>
        <table:table-row>
          <table:table-cell table:style-name="Tableau1.A4" office:value-type="string">
            <text:p text:style-name="P1">Row 3 / column 1</text:p>
          </table:table-cell>
          <table:table-cell table:style-name="Tableau1.B4" office:value-type="string">
            <text:p text:style-name="P1">Row 3 / column 2</text:p>
          </table:table-cell>
          <table:table-cell table:style-name="Tableau1.C4" office:value-type="string">
            <text:p text:style-name="P1">Row 3 / column 3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ndika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ndika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5" fo:hyphenation-push-char-count="5" loext:hyphenation-no-caps="false" loext:hyphenation-no-last-word="false" loext:hyphenation-word-char-count="9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ndika" fo:font-family="Andika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ndika" fo:font-family="Andika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ndika" fo:font-family="Andika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8:56:18.534689721</meta:creation-date>
    <dc:date>2026-03-02T09:22:54.815133543</dc:date>
    <meta:editing-duration>PT41M5S</meta:editing-duration>
    <meta:editing-cycles>13</meta:editing-cycles>
    <meta:generator>LibreOffice/24.2.7.2$Linux_X86_64 LibreOffice_project/420$Build-2</meta:generator>
    <meta:document-statistic meta:table-count="1" meta:image-count="0" meta:object-count="0" meta:page-count="1" meta:paragraph-count="20" meta:word-count="115" meta:character-count="513" meta:non-whitespace-character-count="419"/>
  </office:meta>
</office:document-meta>
</file>